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3.2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0pt"/>
    </style:style>
    <style:style style:name="co4" style:family="table-column">
      <style:table-column-properties fo:break-before="auto" style:column-width="13.86pt"/>
    </style:style>
    <style:style style:name="co5" style:family="table-column">
      <style:table-column-properties fo:break-before="auto" style:column-width="127.9pt"/>
    </style:style>
    <style:style style:name="co6" style:family="table-column">
      <style:table-column-properties fo:break-before="auto" style:column-width="52.84pt"/>
    </style:style>
    <style:style style:name="co7" style:family="table-column">
      <style:table-column-properties fo:break-before="auto" style:column-width="38.95pt"/>
    </style:style>
    <style:style style:name="ro1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6pt" style:font-size-asian="16pt" style:font-size-complex="16pt"/>
    </style:style>
  </office:automatic-styles>
  <office:body>
    <office:spreadsheet>
      <table:calculation-settings table:automatic-find-labels="false"/>
      <table:table table:name="patch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1017" table:default-cell-style-name="ce2"/>
        <table:table-row table:style-name="ro1">
          <table:table-cell table:style-name="ce1" office:value-type="string" calcext:value-type="string">
            <text:p>Firework</text:p>
          </table:table-cell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Port</text:p>
          </table:table-cell>
          <table:table-cell/>
          <table:table-cell table:style-name="ce1" office:value-type="string" calcext:value-type="string">
            <text:p>Firework</text:p>
          </table:table-cell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Po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arklers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fus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pis_lazuli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arg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pis_lazuli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office:value-type="string" calcext:value-type="string">
            <text:p>lun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troli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office:value-type="string" calcext:value-type="string">
            <text:p>sona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lden_oriol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office:value-type="string" calcext:value-type="string">
            <text:p>silver_rai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under_stor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office:value-type="string" calcext:value-type="string">
            <text:p>citr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lactic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office:value-type="string" calcext:value-type="string">
            <text:p>yellow_pear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zzl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office:value-type="string" calcext:value-type="string">
            <text:p>calypso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bit_boom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office:value-type="string" calcext:value-type="string">
            <text:p>green_env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bit_boom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office:value-type="string" calcext:value-type="string">
            <text:p>go_stop_go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ison_ivy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/>
          <table:table-cell office:value-type="string" calcext:value-type="string">
            <text:p>midnight_methys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ison_ivy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/>
          <table:table-cell office:value-type="string" calcext:value-type="string">
            <text:p>mytho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_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/>
          <table:table-cell office:value-type="string" calcext:value-type="string">
            <text:p>shot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_sta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/>
          <table:table-cell office:value-type="string" calcext:value-type="string">
            <text:p>shot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ptunes_creature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office:value-type="string" calcext:value-type="string">
            <text:p>whoosh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teroid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/>
          <table:table-cell office:value-type="string" calcext:value-type="string">
            <text:p>uranus_moon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eori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/>
          <table:table-cell office:value-type="string" calcext:value-type="string">
            <text:p>luminous_flux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r_humbug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/>
          <table:table-cell office:value-type="string" calcext:value-type="string">
            <text:p>mystic_pearl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llybeans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/>
          <table:table-cell office:value-type="string" calcext:value-type="string">
            <text:p>fire_and_ic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tin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office:value-type="string" calcext:value-type="string">
            <text:p>delta_ra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een_flar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" calcext:value-type="float">
            <text:p>21</text:p>
          </table:table-cell>
          <table:table-cell/>
          <table:table-cell office:value-type="string" calcext:value-type="string">
            <text:p>beijing_blitz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rlet_ra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/>
          <table:table-cell office:value-type="string" calcext:value-type="string">
            <text:p>angry_ant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17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1" office:value-type="string" calcext:value-type="string">
            <text:p>Firework</text:p>
          </table:table-cell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Port</text:p>
          </table:table-cell>
          <table:table-cell/>
          <table:table-cell table:style-name="ce1" office:value-type="string" calcext:value-type="string">
            <text:p>Firework</text:p>
          </table:table-cell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Po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ash_harr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office:value-type="string" calcext:value-type="string">
            <text:p>shot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neto_burs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/>
          <table:table-cell office:value-type="string" calcext:value-type="string">
            <text:p>shot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oting_star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/>
          <table:table-cell office:value-type="string" calcext:value-type="string">
            <text:p>shot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t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/>
          <table:table-cell office:value-type="string" calcext:value-type="string">
            <text:p>shot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t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/>
          <table:table-cell office:value-type="string" calcext:value-type="string">
            <text:p>shot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t1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/>
          <table:table-cell office:value-type="string" calcext:value-type="string">
            <text:p>shot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t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/>
          <table:table-cell office:value-type="string" calcext:value-type="string">
            <text:p>shot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t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/>
          <table:table-cell office:value-type="string" calcext:value-type="string">
            <text:p>shot1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t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/>
          <table:table-cell office:value-type="string" calcext:value-type="string">
            <text:p>shot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t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/>
          <table:table-cell office:value-type="string" calcext:value-type="string">
            <text:p>shot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t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/>
          <table:table-cell office:value-type="string" calcext:value-type="string">
            <text:p>shot2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t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/>
          <table:table-cell office:value-type="string" calcext:value-type="string">
            <text:p>shot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t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" calcext:value-type="float">
            <text:p>27</text:p>
          </table:table-cell>
          <table:table-cell/>
          <table:table-cell office:value-type="string" calcext:value-type="string">
            <text:p>shot2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t3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8" calcext:value-type="float">
            <text:p>28</text:p>
          </table:table-cell>
          <table:table-cell/>
          <table:table-cell office:value-type="string" calcext:value-type="string">
            <text:p>shot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t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/>
          <table:table-cell office:value-type="string" calcext:value-type="string">
            <text:p>shot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t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/>
          <table:table-cell office:value-type="string" calcext:value-type="string">
            <text:p>shot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rlight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shot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arlight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shot3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uby_duby_do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/>
          <table:table-cell office:value-type="string" calcext:value-type="string">
            <text:p>shot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rey_spider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office:value-type="string" calcext:value-type="string">
            <text:p>shot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va_flow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office:value-type="string" calcext:value-type="string">
            <text:p>shot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t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office:value-type="string" calcext:value-type="string">
            <text:p>shot4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ot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ot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21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patch.A1:patch.C91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MacOSX_X86_64 LibreOffice_project/d54a8868f08a7b39642414cf2c8ef2f228f780cf</meta:generator>
    <dc:date>2016-11-19T17:52:03.447682000</dc:date>
    <meta:editing-duration>PT17M49S</meta:editing-duration>
    <meta:editing-cycles>2</meta:editing-cycles>
    <meta:print-date>2016-11-19T17:48:32.299485000</meta:print-date>
    <meta:document-statistic meta:table-count="1" meta:cell-count="282" meta:object-count="0"/>
  </office:meta>
</office:document-meta>
</file>